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weight="bold" fo:font-weight-asian="bold" fo:font-weight-complex="bold" fo:background-color="#ffff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jHUB POSTER AMENDS v2</text:span></text:p>
      <text:p text:style-name="P1"><text:line-break/><text:span text:style-name="T2">OPEN LEARNING GUIDE A1 SIDE 1</text:span><text:line-break/><text:line-break/>Title: <text:span text:style-name="T1">What is jHUB?</text:span><text:line-break/>even though title all caps, still use small j for jHUB</text:p>
      <text:p text:style-name="P1">add jHUB Pioneers list? (if it fits) </text:p>
      <text:p text:style-name="P1">I think change video workshop image to one with girl in pink at the camera – sent in email?</text:p>
      <text:p text:style-name="P1">Add URL for jHUB! (think I forgot this earlier)</text:p>
      <text:p text:style-name="P1">http://jubahub.org/</text:p>
      <text:p text:style-name="P1"/>
      <text:p text:style-name="P1"><text:span text:style-name="T1">Glossary:</text:span></text:p>
      <text:p text:style-name="P1">*“blended learning” is not yet highlighted and separated in bold as the other terms. </text:p>
      <text:p text:style-name="P1">*add wiki definition</text:p>
      <text:p text:style-name="P1"/>
      <text:p text:style-name="P1"><text:span text:style-name="T1">Wiki: </text:span>a website or database developed collaboratively by a community of users, allowing any user to add, edit, revise and delete content.</text:p>
      <text:p text:style-name="P1"/>
      <text:p text:style-name="P1">*<text:span text:style-name="T1">Add Credits</text:span><text:s/>– partner organisations (and people tbc as per separate doc)</text:p>
      <text:p text:style-name="P1">Please separate BMZ Logo from others eg 3 Collaborators / Partners <text:s/>+ 1 supporter = BMZ. For the BMZ Logo please use the Version with sub-line "With the financial support from" in Dropbox. <text:line-break/><text:line-break/><text:span text:style-name="T2">OPEN LEARNING GUIDE A1 SIDE 2</text:span><text:line-break/><text:line-break/>Open Learning Intro P2P section:<text:line-break/><text:span text:style-name="T1">iceHubs Global</text:span><text:s/><text:span text:style-name="T1">eLEARNING</text:span><text:s/>(only G capitalised)</text:p>
      <text:p text:style-name="P1"/>
      <text:p text:style-name="P1"><text:span text:style-name="T1">eLEARNING RESOURCES</text:span></text:p>
      <text:p text:style-name="P1">*add (if it doesn't fit – replace the MOOC entry – think this is more fun and useful!)</text:p>
      <text:p text:style-name="P1">Crash Course<text:line-break/>https://www.youtube.com/user/crashcourse/playlists<text:line-break/>Youtube channel with courses in Anatomy &amp; Physiology, Astronomy, World History, Biology, Literature, Ecology, Economics, Chemistry, Psychology in short episodes.</text:p>
      <text:p text:style-name="P1"/>
      <text:p text:style-name="P1"><text:span text:style-name="T1">DIGITAL CREATION AND STORY-TELLING PLATFORMS </text:span></text:p>
      <text:p text:style-name="P1">Add “MEDIA” (overall basis of project – forgot to include it in the text so trying to find places to add..) eg: <text:span text:style-name="T1">Digital Media Creation and Story-telling Platforms</text:span></text:p>
      <text:p text:style-name="P1"><text:line-break/><text:span text:style-name="T1">ANIMATION, 3D MODELLING, SOUND &amp; VIDEO EDITING</text:span><text:line-break/>Pls remove '3D Studio Max" from title – if fits, start with 'MEDIA TOOLS:' but if not, is ok.<text:line-break/></text:p>
      <text:p text:style-name="P1">*Add to <text:span text:style-name="T1">CODING AND PROGRAMMING</text:span></text:p>
      <text:p text:style-name="P1"/>
      <text:p text:style-name="P1"><text:span text:style-name="T1">OPEN CULTURE LEARN TO CODE</text:span></text:p>
      <text:p text:style-name="P1">DIY Guide: learn how to code for free, using online courses, instructional videos, YouTube channels, textbooks.</text:p>
      <text:p text:style-name="P1"><text:a xlink:type="simple" xlink:href="http://www.openculture.com/2016/03/learn-how-to-code-for-free-a-diy-guide-for-learning-html-python-javascript-more.html">http://www.openculture.com/2016/03/learn-how-to-code-for-free-a-diy-guide-for-learning-html-python-javascript-more.html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  <meta:initial-creator>Jodi Rose</meta:initial-creator>
  </office:meta>
</office:document-meta>
</file>